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adf07" officeooo:paragraph-rsid="001d8972" style:font-size-asian="16pt" style:font-weight-asian="bold" style:font-size-complex="16pt" style:font-weight-complex="bold"/>
    </style:style>
    <style:style style:name="P2" style:family="paragraph" style:parent-style-name="Standard">
      <style:text-properties officeooo:rsid="001adf07" officeooo:paragraph-rsid="001adf07"/>
    </style:style>
    <style:style style:name="P3" style:family="paragraph" style:parent-style-name="Standard">
      <style:text-properties officeooo:rsid="001adf07" officeooo:paragraph-rsid="001b24a6"/>
    </style:style>
    <style:style style:name="P4" style:family="paragraph" style:parent-style-name="Standard">
      <style:text-properties officeooo:rsid="001adf07" officeooo:paragraph-rsid="001c3fc5"/>
    </style:style>
    <style:style style:name="P5" style:family="paragraph" style:parent-style-name="Standard">
      <style:text-properties officeooo:rsid="001adf07" officeooo:paragraph-rsid="001c66f0"/>
    </style:style>
    <style:style style:name="P6" style:family="paragraph" style:parent-style-name="Standard">
      <style:text-properties officeooo:rsid="001adf07" officeooo:paragraph-rsid="001f59cc"/>
    </style:style>
    <style:style style:name="P7" style:family="paragraph" style:parent-style-name="Standard">
      <style:text-properties officeooo:rsid="001b24a6" officeooo:paragraph-rsid="001b24a6"/>
    </style:style>
    <style:style style:name="P8" style:family="paragraph" style:parent-style-name="Standard">
      <style:text-properties officeooo:rsid="001b24a6" officeooo:paragraph-rsid="001c66f0"/>
    </style:style>
    <style:style style:name="P9" style:family="paragraph" style:parent-style-name="Standard">
      <style:text-properties officeooo:rsid="001c3fc5" officeooo:paragraph-rsid="001c3fc5"/>
    </style:style>
    <style:style style:name="P10" style:family="paragraph" style:parent-style-name="Standard">
      <style:text-properties fo:font-weight="bold" officeooo:rsid="001c3fc5" officeooo:paragraph-rsid="001c3fc5" style:font-weight-asian="bold" style:font-weight-complex="bold"/>
    </style:style>
    <style:style style:name="P11" style:family="paragraph" style:parent-style-name="Standard">
      <style:text-properties fo:font-weight="bold" officeooo:rsid="001adf07" officeooo:paragraph-rsid="001adf07" style:font-weight-asian="bold" style:font-weight-complex="bold"/>
    </style:style>
    <style:style style:name="P12" style:family="paragraph" style:parent-style-name="Standard">
      <style:text-properties fo:font-weight="bold" officeooo:rsid="001adf07" officeooo:paragraph-rsid="001c3fc5" style:font-weight-asian="bold" style:font-weight-complex="bold"/>
    </style:style>
    <style:style style:name="P13" style:family="paragraph" style:parent-style-name="Standard">
      <style:paragraph-properties fo:text-align="center" style:justify-single-word="false"/>
      <style:text-properties fo:font-size="14pt" fo:font-weight="bold" officeooo:rsid="001adf07" officeooo:paragraph-rsid="001adf07" style:font-size-asian="14pt" style:font-weight-asian="bold" style:font-size-complex="14pt" style:font-weight-complex="bold"/>
    </style:style>
    <style:style style:name="P14" style:family="paragraph" style:parent-style-name="Standard">
      <style:text-properties officeooo:rsid="001f59cc" officeooo:paragraph-rsid="001f59cc"/>
    </style:style>
    <style:style style:name="P15" style:family="paragraph" style:parent-style-name="Footer">
      <style:text-properties officeooo:rsid="001d8972" officeooo:paragraph-rsid="001d8972"/>
    </style:style>
    <style:style style:name="P16" style:family="paragraph" style:parent-style-name="Standard">
      <style:text-properties officeooo:rsid="001f59cc" officeooo:paragraph-rsid="001f59cc"/>
    </style:style>
    <style:style style:name="P17" style:family="paragraph" style:parent-style-name="Standard">
      <style:text-properties officeooo:rsid="0020cf5b" officeooo:paragraph-rsid="001f59cc"/>
    </style:style>
    <style:style style:name="P18" style:family="paragraph" style:parent-style-name="Standard">
      <style:text-properties officeooo:rsid="0020cf5b" officeooo:paragraph-rsid="0020cf5b"/>
    </style:style>
    <style:style style:name="P19" style:family="paragraph" style:parent-style-name="Standard">
      <style:text-properties officeooo:rsid="00243da6" officeooo:paragraph-rsid="00243da6"/>
    </style:style>
    <style:style style:name="P20" style:family="paragraph" style:parent-style-name="Standard">
      <style:text-properties officeooo:rsid="00258b6c" officeooo:paragraph-rsid="00258b6c"/>
    </style:style>
    <style:style style:name="P21" style:family="paragraph" style:parent-style-name="Standard">
      <style:text-properties officeooo:rsid="0025f376" officeooo:paragraph-rsid="0025f376"/>
    </style:style>
    <style:style style:name="P22" style:family="paragraph" style:parent-style-name="Standard">
      <style:text-properties officeooo:rsid="0026681c" officeooo:paragraph-rsid="0026681c"/>
    </style:style>
    <style:style style:name="P23" style:family="paragraph" style:parent-style-name="Standard">
      <style:text-properties officeooo:rsid="001b24a6" officeooo:paragraph-rsid="001c66f0"/>
    </style:style>
    <style:style style:name="T1" style:family="text">
      <style:text-properties style:text-position="super 58%"/>
    </style:style>
    <style:style style:name="T2" style:family="text">
      <style:text-properties officeooo:rsid="001adf07"/>
    </style:style>
    <style:style style:name="T3" style:family="text">
      <style:text-properties officeooo:rsid="001b24a6"/>
    </style:style>
    <style:style style:name="T4" style:family="text">
      <style:text-properties officeooo:rsid="001c3fc5"/>
    </style:style>
    <style:style style:name="T5" style:family="text">
      <style:text-properties officeooo:rsid="001c66f0"/>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1adf07" style:font-weight-asian="bold" style:font-weight-complex="bold"/>
    </style:style>
    <style:style style:name="T9" style:family="text">
      <style:text-properties officeooo:rsid="001f59cc"/>
    </style:style>
    <style:style style:name="T10" style:family="text">
      <style:text-properties officeooo:rsid="00224865"/>
    </style:style>
    <style:style style:name="T11" style:family="text">
      <style:text-properties officeooo:rsid="0023e770"/>
    </style:style>
    <style:style style:name="T12" style:family="text">
      <style:text-properties officeooo:rsid="00243da6"/>
    </style:style>
    <style:style style:name="T13" style:family="text">
      <style:text-properties officeooo:rsid="0026681c"/>
    </style:style>
    <style:style style:name="T14" style:family="text">
      <style:text-properties officeooo:rsid="0026a3c2"/>
    </style:style>
    <style:style style:name="T15" style:family="text">
      <style:text-properties officeooo:rsid="002935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6"><text:span text:style-name="T7">Compiling</text:span>: </text:p>
      <text:p text:style-name="P6"/>
      <text:p text:style-name="P6"/>
      <text:p text:style-name="P11"><text:span text:style-name="T6">For Linux</text:span>: (Tested on Linux Mint 20.2 with Lazarus 2.0.12)</text:p>
      <text:p text:style-name="P2"/>
      <text:p text:style-name="P2">1. Suggested directory structure: at <text:span text:style-name="T7">/home/&lt;yourname&gt;LazarusProjects/src</text:span></text:p>
      <text:p text:style-name="P11"><text:s text:c="73"/>| <text:s text:c="22"/>|</text:p>
      <text:p text:style-name="P11"><text:s text:c="73"/>| <text:s text:c="20"/>ccr/mORMot</text:p>
      <text:p text:style-name="P11"><text:s text:c="73"/>|</text:p>
      <text:p text:style-name="P11"><text:s text:c="68"/>Lazarus</text:p>
      <text:p text:style-name="P2"/>
      <text:p text:style-name="P2">2. Download Mormot (1.18) from Github and extract under ccr folder.</text:p>
      <text:p text:style-name="P2"/>
      <text:p text:style-name="P2">3. <text:span text:style-name="T3">Download and install BGRABitmap using Laz</text:span><text:span text:style-name="T5">a</text:span><text:span text:style-name="T3">rus Online Package Manager.</text:span></text:p>
      <text:p text:style-name="P2"/>
      <text:p text:style-name="P3"><text:span text:style-name="T3">4</text:span>. <text:span text:style-name="T3">Download and install BGRAControls using Laz</text:span><text:span text:style-name="T5">a</text:span><text:span text:style-name="T3">rus Online Package Manager.</text:span></text:p>
      <text:p text:style-name="P3"/>
      <text:p text:style-name="P7">5. Download and install ffmpeg package if you don’t already have it (check using linux command ‘which ffmpeg’). <text:s/>This package installs ffmpeg, ffprobe and ffplay utilities used by ClipBrowser.</text:p>
      <text:p text:style-name="P7"/>
      <text:p text:style-name="P14">6. Clone the source from GitHub into the src folder.</text:p>
      <text:p text:style-name="P7"/>
      <text:p text:style-name="P7"><text:span text:style-name="T9">7</text:span>. Build and Run.</text:p>
      <text:p text:style-name="P7"/>
      <text:p text:style-name="P10"><text:span text:style-name="T6">For Windows </text:span>(tested on Win 7):</text:p>
      <text:p text:style-name="P9"/>
      <text:p text:style-name="P9">1. <text:span text:style-name="T2">Suggested directory structure: at </text:span><text:span text:style-name="T7">c:\h</text:span><text:span text:style-name="T8">ome</text:span><text:span text:style-name="T7">\</text:span><text:span text:style-name="T8">&lt;yourname&gt;LazarusProjects</text:span><text:span text:style-name="T7">\</text:span><text:span text:style-name="T8">src</text:span></text:p>
      <text:p text:style-name="P12"><text:s text:c="73"/>| <text:s text:c="22"/>|</text:p>
      <text:p text:style-name="P12"><text:s text:c="73"/>| <text:s text:c="20"/>ccr<text:span text:style-name="T4">\</text:span>mORMot</text:p>
      <text:p text:style-name="P12"><text:s text:c="73"/>|</text:p>
      <text:p text:style-name="P12"><text:s text:c="68"/>Lazarus</text:p>
      <text:p text:style-name="P4"/>
      <text:p text:style-name="P5">3. <text:span text:style-name="T3">Download and install BGRABitmap using Laz</text:span><text:span text:style-name="T5">a</text:span><text:span text:style-name="T3">rus Online Package Manager.</text:span></text:p>
      <text:p text:style-name="P5"/>
      <text:p text:style-name="P5"><text:span text:style-name="T3">4</text:span>. <text:span text:style-name="T3">Download and install BGRAControls using Laz</text:span><text:span text:style-name="T5">a</text:span><text:span text:style-name="T3">rus Online Package Manager.</text:span></text:p>
      <text:p text:style-name="P5"/>
      <text:p text:style-name="P8">5. Download and install ffmpeg package if you don’t already have it.</text:p>
      <text:p text:style-name="P8"/>
      <text:p text:style-name="P14">6. Clone the source from GitHub into the src folder.</text:p>
      <text:p text:style-name="P14"/>
      <text:p text:style-name="P8"><text:span text:style-name="T9">7</text:span>. Build and Run.</text:p>
      <text:p text:style-name="P8"/>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oft-page-break/><text:span text:style-name="T7"/></text:p>
      <text:p text:style-name="P14"><text:span text:style-name="T7">First Steps</text:span>:</text:p>
      <text:p text:style-name="P14"/>
      <text:p text:style-name="P14">On the first run ClipBrowser’s database will be empty. If you agree to the prompt to load some test data, 24 <text:span text:style-name="T15">YouTube </text:span>links will be added and you will see a matrix of associated captioned thumbnails.</text:p>
      <text:p text:style-name="P14">Click on any thumbnail to select it or double-click to play the video clip using the normal YouTube player in your default browser.</text:p>
      <text:p text:style-name="P14"/>
      <text:p text:style-name="P14">Right click om any thumbnail to see a popup menu of options for that thumbnail. </text:p>
      <text:p text:style-name="P17"/>
      <text:p text:style-name="P18">Right click the third thumbnail in the top row entitled ‘Beethoven – Moonlight Sonata (full)’, <text:span text:style-name="T11">then click ‘Add/Remove Documents’</text:span>. Note that this clip has a document link attached. <text:s/>Double click this link to see other example performances and the score of the piece on the IMSLP website. Note that any clip can have any number of documents attached. <text:s/>These can be text files, web pages, Word documents, spreadsheets, or anything for which your system has a default application to open it!</text:p>
      <text:p text:style-name="P18"/>
      <text:p text:style-name="P18">Right click the ‘Take Five’ <text:span text:style-name="T12">thumb then ‘Add/Remove Documents’</text:span> and note that it also has a link attached. Double click this to see the piano score for this piece. <text:s/>If you wish to try playing <text:span text:style-name="T10">the piece</text:span> yourself, simply print this page from your web browser.</text:p>
      <text:p text:style-name="P18"/>
      <text:p text:style-name="P19">Do the same with the Renee Fleming thumb and note that the document in this case gives you access to the lyrics for this song in Czech and English.</text:p>
      <text:p text:style-name="P19"/>
      <text:p text:style-name="P20">Note that you can scroll the display using either the mouse wheel or the Up and Down buttons.</text:p>
      <text:p text:style-name="P8"/>
      <text:p text:style-name="P22">Test the title filtering option by entering the partial title ‘Fun’ into the Title Filter box then press Enter. This will display only those clips that have the word Fun in their title. This is a powerful feature that allows you to rapidly locate any videos in a massive collection. Click the Clear button to clear the filter and display the full collection again.</text:p>
      <text:p text:style-name="P22"/>
      <text:p text:style-name="P22">There is also an Additional Filters button that allows you to also filter on a user-defined category like <text:span text:style-name="T14">Default, Music, How To, Pets, etc. and user-defined keywords. <text:s/>All filtering is cumulative.</text:span></text:p>
      <text:p text:style-name="P22"/>
      <text:p text:style-name="P21">Now click the Menu button the ‘Purge’. If you agree to the prompt this quickly deletes all of the test clips in case you wish to discard them. You can get them back at any time from the ‘Add Test Data’ option on the Menu. <text:s/></text:p>
      <text:p text:style-name="P21"/>
      <text:p text:style-name="P21">Now click the ‘Find and Load All Videos’ option on the main menu. You will be prompted for a root path on your hard drives (or any mount point) to search for video files. ClipBrowser will then find and load all videos in the file tree corresponding to this root path. Newly added clips will just have an automatically generated thumbnail and title (filename). All newly added clips will also get a 2.5/5 rating. It is up to the user to add/edit this rating as required plus additional parameters like category, parental control restriction, description, <text:span text:style-name="T13">attribution and keywords needed for advanced searching.</text:span></text:p>
      <text:p text:style-name="P21"/>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adf07" officeooo:paragraph-rsid="001d8972" style:font-size-asian="16pt" style:font-weight-asian="bold" style:font-size-complex="16pt" style:font-weight-complex="bold"/>
    </style:style>
    <style:style style:name="MP2" style:family="paragraph" style:parent-style-name="Footer">
      <style:text-properties officeooo:rsid="001d8972" officeooo:paragraph-rsid="001d8972"/>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lipBrowser – Getting Started.</text:p>
      </style:header>
      <style:footer>
        <text:p text:style-name="MP2">Bob Daniells, 10<text:span text:style-name="MT1">th</text:span> September 2022</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0T11:21:51.311186830</meta:creation-date>
    <dc:date>2022-09-10T13:01:54.940692733</dc:date>
    <meta:editing-duration>PT48M5S</meta:editing-duration>
    <meta:editing-cycles>13</meta:editing-cycles>
    <meta:generator>LibreOffice/6.4.7.2$Linux_X86_64 LibreOffice_project/40$Build-2</meta:generator>
    <meta:document-statistic meta:table-count="0" meta:image-count="0" meta:object-count="0" meta:page-count="2" meta:paragraph-count="38" meta:word-count="660" meta:character-count="4565" meta:non-whitespace-character-count="3274"/>
  </office:meta>
</office:document-meta>
</file>